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0616" officeooo:paragraph-rsid="00040616"/>
    </style:style>
    <style:style style:name="P2" style:family="paragraph" style:parent-style-name="Text_20_body">
      <style:text-properties officeooo:rsid="00040616" officeooo:paragraph-rsid="00040616"/>
    </style:style>
    <style:style style:name="P3" style:family="paragraph" style:parent-style-name="Text_20_body">
      <style:text-properties officeooo:rsid="00040616" officeooo:paragraph-rsid="00094e70"/>
    </style:style>
    <style:style style:name="P4" style:family="paragraph" style:parent-style-name="Text_20_body">
      <style:text-properties officeooo:rsid="00040616" officeooo:paragraph-rsid="00113126"/>
    </style:style>
    <style:style style:name="P5" style:family="paragraph" style:parent-style-name="Text_20_body">
      <style:text-properties officeooo:rsid="0005dc17" officeooo:paragraph-rsid="0005dc17"/>
    </style:style>
    <style:style style:name="P6" style:family="paragraph" style:parent-style-name="Text_20_body">
      <style:text-properties officeooo:rsid="00094e70" officeooo:paragraph-rsid="00094e70"/>
    </style:style>
    <style:style style:name="P7" style:family="paragraph" style:parent-style-name="Text_20_body">
      <style:text-properties officeooo:rsid="0009a048" officeooo:paragraph-rsid="0009a048"/>
    </style:style>
    <style:style style:name="P8" style:family="paragraph" style:parent-style-name="Text_20_body">
      <style:text-properties officeooo:rsid="000b8373" officeooo:paragraph-rsid="000b8373"/>
    </style:style>
    <style:style style:name="P9" style:family="paragraph" style:parent-style-name="Text_20_body">
      <style:text-properties officeooo:rsid="000c78e9" officeooo:paragraph-rsid="000c78e9"/>
    </style:style>
    <style:style style:name="P10" style:family="paragraph" style:parent-style-name="Text_20_body">
      <style:text-properties officeooo:rsid="000cdf8d" officeooo:paragraph-rsid="000cdf8d"/>
    </style:style>
    <style:style style:name="P11" style:family="paragraph" style:parent-style-name="Text_20_body">
      <style:text-properties officeooo:rsid="000d006c" officeooo:paragraph-rsid="000d006c"/>
    </style:style>
    <style:style style:name="P12" style:family="paragraph" style:parent-style-name="Text_20_body">
      <style:text-properties officeooo:rsid="000d8934" officeooo:paragraph-rsid="000d8934"/>
    </style:style>
    <style:style style:name="P13" style:family="paragraph" style:parent-style-name="Text_20_body">
      <style:text-properties officeooo:rsid="00113126" officeooo:paragraph-rsid="00113126"/>
    </style:style>
    <style:style style:name="P14" style:family="paragraph" style:parent-style-name="Text_20_body">
      <style:text-properties officeooo:rsid="0011f4fa" officeooo:paragraph-rsid="0011f4fa"/>
    </style:style>
    <style:style style:name="P15" style:family="paragraph" style:parent-style-name="Text_20_body">
      <style:text-properties officeooo:rsid="0013603a" officeooo:paragraph-rsid="0013603a"/>
    </style:style>
    <style:style style:name="P16" style:family="paragraph" style:parent-style-name="Heading_20_3">
      <style:text-properties officeooo:rsid="000d8934" officeooo:paragraph-rsid="000e95a2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officeooo:paragraph-rsid="001b81e8"/>
    </style:style>
    <style:style style:name="P19" style:family="paragraph" style:parent-style-name="Standard" style:list-style-name="L1">
      <style:text-properties officeooo:rsid="001bdaab" officeooo:paragraph-rsid="001bdaab"/>
    </style:style>
    <style:style style:name="P20" style:family="paragraph" style:parent-style-name="Standard" style:list-style-name="L1">
      <style:text-properties officeooo:rsid="001b81e8" officeooo:paragraph-rsid="001b81e8"/>
    </style:style>
    <style:style style:name="T1" style:family="text">
      <style:text-properties officeooo:rsid="000281bb"/>
    </style:style>
    <style:style style:name="T2" style:family="text">
      <style:text-properties officeooo:rsid="0005dc17"/>
    </style:style>
    <style:style style:name="T3" style:family="text">
      <style:text-properties officeooo:rsid="0007509d"/>
    </style:style>
    <style:style style:name="T4" style:family="text">
      <style:text-properties officeooo:rsid="00094e70"/>
    </style:style>
    <style:style style:name="T5" style:family="text">
      <style:text-properties officeooo:rsid="000c78e9"/>
    </style:style>
    <style:style style:name="T6" style:family="text">
      <style:text-properties officeooo:rsid="000f5639"/>
    </style:style>
    <style:style style:name="T7" style:family="text">
      <style:text-properties officeooo:rsid="00113126"/>
    </style:style>
    <style:style style:name="T8" style:family="text">
      <style:text-properties officeooo:rsid="001a0d34"/>
    </style:style>
    <style:style style:name="T9" style:family="text">
      <style:text-properties officeooo:rsid="0022c5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Zadanie 1.2</text:h>
      <text:p text:style-name="Standard">1. Kto będzie używał systemu?</text:p>
      <text:p text:style-name="Standard">- Dostawca, Klient, Kasjer, Administrator, Moderator, Właściciel sklepu</text:p>
      <text:p text:style-name="Standard"/>
      <text:p text:style-name="Standard">2. Jakie są role użytkowników?</text:p>
      <text:p text:style-name="Standard">Dostawca: dostarcza zamówienie i rozlicza płatność</text:p>
      <text:p text:style-name="Standard">Klient: składa i odbiera zamówienie</text:p>
      <text:p text:style-name="Standard">Kasjer: pakuje i wydaje zamówienie dostawcy</text:p>
      <text:p text:style-name="Standard">Administrator: dodaje nowe sklepy i właścicieli do nich, kontroluje cały system</text:p>
      <text:p text:style-name="Standard">Moderator: zajmuje się wsparciem i obsługą zamówień</text:p>
      <text:p text:style-name="Standard">Właściciel sklepu: dodaje kasjerów do sklepu</text:p>
      <text:p text:style-name="Standard"/>
      <text:p text:style-name="Standard">3. W jakim celu będzie używany system?</text:p>
      <text:p text:style-name="Standard">- W celu obsługi zamówień i dostaw ze sklepu stacjonarnego do klienta detalicznego</text:p>
      <text:p text:style-name="Standard"/>
      <text:p text:style-name="Standard">4. Jakie procesy w instytucji powinien wspierać system?</text:p>
      <text:p text:style-name="Standard">Składanie zamówienia, realizacja zamówienia, dostawa zamówienia, przekazywanie zamówienia, płatność</text:p>
      <text:p text:style-name="Standard"/>
      <text:p text:style-name="Standard">5. Jak przebiega realizacja procesów, które powinien wspierać system?</text:p>
      <text:p text:style-name="Standard">Klient składa zamówienie -&gt; System przypisuje do zamówienia sklep i dostawce -&gt; sklep pakuje zamówienie, a dostawca jedzie do sklepu -&gt; </text:p>
      <text:p text:style-name="Standard">sklep przekazuje zamówienie dostawcy -&gt; dostawca dostarcza zamówienie do klienta -&gt; dostawca przekazuje zamówienie i przyjmuje płatność</text:p>
      <text:p text:style-name="Standard"/>
      <text:p text:style-name="Standard">6. Jaka jest skala działalności instytucji i jej potrzeb pod kątem przetwarzania danych?</text:p>
      <text:p text:style-name="Standard">- W skali miasta, niskie/średnie potrzeby przetwarzania danych</text:p>
      <text:p text:style-name="Standard"/>
      <text:p text:style-name="Standard">7. Czy praca systemu wymaga składowania danych? Jeśli tak, to jakich?</text:p>
      <text:p text:style-name="Standard">- dane użytkowników(klient, dostawca, kasjer, administrator), dane sklepów, dane zamówień, dane płatności</text:p>
      <text:p text:style-name="Standard"/>
      <text:p text:style-name="Standard">8. Jak szczegółowe dane powinny być przechowywane?</text:p>
      <text:p text:style-name="Standard">dane użytkowników: id, imie, nazwisko, <text:span text:style-name="T9">login, hasło,</text:span> adres, rola użytkownika, aktywność</text:p>
      <text:p text:style-name="Standard">dane sklepów: id, nazwa, adres, id_właściciela, tel, kasjerzy, asortyment</text:p>
      <text:p text:style-name="Standard">dane zamówień: id, data i godzina, id_klienta, id_sklepu, id_dostawcy, skład, cena, id_płatności, komentarz, zaplanowana godzina dostawy, stan</text:p>
      <text:p text:style-name="Standard">dane płatności: id, data i godzina, metoda płatności, szczegóły od dostawcy płatności, kwota, komentarz, czas realziacji</text:p>
      <text:p text:style-name="Standard"/>
      <text:p text:style-name="Standard">9. Czy instytucja będzie chciała uruchomić system lokalnie, czy w chmurze?</text:p>
      <text:p text:style-name="Standard">- W chmurze</text:p>
      <text:p text:style-name="Standard"/>
      <text:p text:style-name="Standard">10. Czy instytucja ma jakieś wymagania dotyczące technologii, w których nastąpi implementacja systemu?</text:p>
      <text:p text:style-name="Standard">- Aplikacja musi działać na urządzeniach mobilnych i w przeglądarce</text:p>
      <text:p text:style-name="Standard"/>
      <text:p text:style-name="Standard"><text:soft-page-break/>11. Czy system powinien być przyjazny dla osób niepełnosprawnych?</text:p>
      <text:p text:style-name="Standard">- Tak, duża czcionka, kontrast, TTS, minaturki produktów,</text:p>
      <text:p text:style-name="Standard"/>
      <text:p text:style-name="Standard">12. Jaki jest czas realizacji systemu?</text:p>
      <text:p text:style-name="Standard">- 1 semestr</text:p>
      <text:p text:style-name="Standard"/>
      <text:p text:style-name="Standard">13. Jak sobie poradzić z potencjalnymi żądaniami wprowadzenia modyfikacji wymagań </text:p>
      <text:p text:style-name="Standard">do systemu na etapie implementacji systemu?</text:p>
      <text:p text:style-name="Standard">- szybko i sprawnie :)</text:p>
      <text:h text:style-name="Heading_20_1" text:outline-level="1">Zadanie 1.3</text:h>
      <text:p text:style-name="Standard">Dostawca, Klient, Kasjer, Administrator, Moderator, Właściciel sklepu, system płatności</text:p>
      <text:h text:style-name="Heading_20_1" text:outline-level="1">Zadanie 1.4</text:h>
      <text:p text:style-name="Standard">Jako Klient chce miec mozliwosc przegladac artykuly zeby sprawdzic ich cene</text:p>
      <text:p text:style-name="Standard">Jako kasjer chce miec mozliwosc edytowac zamowienie zeby wprowadzc poprawki</text:p>
      <text:p text:style-name="Standard">Jako wlasciciel sklepu chce miec mozliwosc edytowac pracownikow zeby nadac kasjerowi uprawnienia</text:p>
      <text:p text:style-name="Standard">Jako dostawca chce miec podglad informacji o zamowieniu zeby moc je dostawic</text:p>
      <text:p text:style-name="Standard">jako moderator chce miec kontakt do klienta zeby moc poinformowac go o zmianach</text:p>
      <text:p text:style-name="Standard">jako klient chce miec mozliwosc wybrania terminu dostawy zeby moc odebrac zamowienie</text:p>
      <text:p text:style-name="Standard">jako kasjer chce miec mozliwosc sprawdzenia stanów magazynowych zeby wiedziec czy moge zaakceptowac zamowienie</text:p>
      <text:h text:style-name="Heading_20_1" text:outline-level="1">Zadanie 1.5</text:h>
      <text:h text:style-name="Heading_20_1" text:outline-level="1">Zadanie 1.6</text:h>
      <text:p text:style-name="Standard">Aplikacja musi działać na urządzeniach mobilnych i w przeglądarce,</text:p>
      <text:p text:style-name="Standard">musi być przyjazna dla osób z niepełnosprawnościami,</text:p>
      <text:p text:style-name="Standard">musi działać 24 godziny 7 dni w tygodniu,</text:p>
      <text:h text:style-name="Heading_20_1" text:outline-level="1">Zadanie 1.7</text:h>
      <text:p text:style-name="Standard">dane użytkowników: id, imie, nazwisko, adres, NIP, rola użytkownika, aktywność</text:p>
      <text:p text:style-name="Standard">dane sklepów: id, nazwa, adres, id_właściciela, tel, kasjerzy, asortyment</text:p>
      <text:p text:style-name="Standard">dane zamówień: id, data i godzina, id_klienta, id_sklepu, id_dostawcy, skład, cena, id_płatności, komentarz, zaplanowana godzina dostawy, stan</text:p>
      <text:p text:style-name="Standard">dane płatności: id, data i godzina, metoda płatności, szczegóły od dostawcy płatności, kwota, komentarz, czas realziacji</text:p>
      <text:h text:style-name="Heading_20_1" text:outline-level="1">Zadanie 2.1</text:h>
      <text:p text:style-name="Standard">Dostawca: dostarcza zamówienie i rozlicza płatność</text:p>
      <text:p text:style-name="Standard">Klient: składa i odbiera zamówienie</text:p>
      <text:p text:style-name="Standard">Kasjer: pakuje i wydaje zamówienie dostawcy</text:p>
      <text:p text:style-name="Standard">Administrator: dodaje nowe sklepy i właścicieli do nich, kontroluje cały system</text:p>
      <text:p text:style-name="Standard"><text:soft-page-break/>Moderator: zajmuje się wsparciem i obsługą zamówień</text:p>
      <text:p text:style-name="Standard">Właściciel sklepu: dodaje kasjerów do sklepu</text:p>
      <text:p text:style-name="Standard"/>
      <text:h text:style-name="Heading_20_1" text:outline-level="1">Zadanie 2.2</text:h>
      <text:p text:style-name="Standard">Lista przypadków użycia dla "Dostawca":</text:p>
      <text:list xml:id="list3874367641" text:style-name="L1">
        <text:list-item>
          <text:p text:style-name="P19">Zarejsetruj się</text:p>
        </text:list-item>
        <text:list-item>
          <text:p text:style-name="P18">Zaloguj się do systemu</text:p>
        </text:list-item>
        <text:list-item>
          <text:p text:style-name="P20">Przypomnij hasło</text:p>
        </text:list-item>
        <text:list-item>
          <text:p text:style-name="P19">Zmień hasło</text:p>
        </text:list-item>
        <text:list-item>
          <text:p text:style-name="P17">Przyjmij zamówienie</text:p>
        </text:list-item>
        <text:list-item>
          <text:p text:style-name="P17">Odrzuć zamówienie</text:p>
        </text:list-item>
        <text:list-item>
          <text:p text:style-name="P17">Potwierdź tożsamość</text:p>
        </text:list-item>
        <text:list-item>
          <text:p text:style-name="P17">Zatwierdź odebranie zamówienia</text:p>
        </text:list-item>
        <text:list-item>
          <text:p text:style-name="P17">Zatwierdź dostarczenie zamówienia</text:p>
        </text:list-item>
      </text:list>
      <text:p text:style-name="Standard"/>
      <text:p text:style-name="Standard">Lista przypadków użycia dla "Klie<text:span text:style-name="T1">n</text:span>t":</text:p>
      <text:p text:style-name="Standard">1. Zaloguj się do systemu</text:p>
      <text:p text:style-name="Standard">2. Wybierz adres dostawy</text:p>
      <text:p text:style-name="Standard">3. Zobacz dostępne produkty</text:p>
      <text:p text:style-name="Standard">4. Dodaj produkty do koszyka</text:p>
      <text:p text:style-name="Standard">5. Wyświetl koszyk</text:p>
      <text:p text:style-name="Standard">6. Edytuj koszyk</text:p>
      <text:p text:style-name="Standard">7. <text:span text:style-name="T8">Złóż</text:span> zamówienie</text:p>
      <text:p text:style-name="Standard">8. Wybierz metodę płatności</text:p>
      <text:p text:style-name="Standard">9. Sfinalizuj płatność</text:p>
      <text:p text:style-name="Standard">10. Podgląd statusu zamówienia</text:p>
      <text:p text:style-name="Standard">11. Skontaktuj się z moderacją</text:p>
      <text:p text:style-name="Standard">12. Potwierdź odbiór zamówienia</text:p>
      <text:p text:style-name="Standard">13. Wydaj ocene</text:p>
      <text:p text:style-name="Standard">14. Sprawdź oceny sklepu/dotawcy</text:p>
      <text:p text:style-name="Standard"/>
      <text:p text:style-name="Standard">Lista przypadków użycia dla "Kasjer":</text:p>
      <text:p text:style-name="Standard">1. Zaloguj się do systemu</text:p>
      <text:p text:style-name="Standard">2. Wyświetl listę zamówień</text:p>
      <text:p text:style-name="Standard">3. Wyświetl wybrane zamówienie</text:p>
      <text:p text:style-name="Standard">4. Zatwierdź spakowanie zamówienia</text:p>
      <text:p text:style-name="Standard">5. Sprawdź tożsamośc dostawcy</text:p>
      <text:p text:style-name="Standard">6. Zatwierdź przekazanie zamówienia dostawcy</text:p>
      <text:p text:style-name="Standard">7. Wprowadź stany magazynowe</text:p>
      <text:p text:style-name="Standard">8. Sprawdź stany magazynowe</text:p>
      <text:p text:style-name="Standard"/>
      <text:p text:style-name="Standard">Lista przypadków użycia dla "Administrator":</text:p>
      <text:p text:style-name="Standard">1. Zaloguj się do systemu</text:p>
      <text:p text:style-name="Standard">2. Dodaj sklep</text:p>
      <text:p text:style-name="Standard">3. Edytuj sklep</text:p>
      <text:p text:style-name="Standard">4. Usuń sklep</text:p>
      <text:p text:style-name="Standard">5. Usuń użytkownika</text:p>
      <text:p text:style-name="Standard"><text:soft-page-break/>6. Edytuj użytkownika</text:p>
      <text:p text:style-name="Standard"><text:s/></text:p>
      <text:p text:style-name="Standard">Lista przypadków użycia dla "Moderator":</text:p>
      <text:p text:style-name="Standard">1. Zaloguj się do systemu</text:p>
      <text:p text:style-name="Standard">2. Podejrzyj zamówienia</text:p>
      <text:p text:style-name="Standard">3. Edytuj zamówienia</text:p>
      <text:p text:style-name="Standard">4. Usuń zamówienia</text:p>
      <text:p text:style-name="Standard">5. Skontaktuj się z uzytkownikiem</text:p>
      <text:p text:style-name="Standard">6. Przekaż ticket do admina</text:p>
      <text:p text:style-name="Standard"/>
      <text:p text:style-name="Standard">Lista przypadków użycia dla "Właściciel sklepu":</text:p>
      <text:p text:style-name="Standard">1. Zaloguj się do systemu</text:p>
      <text:p text:style-name="Standard">2. Dodaj kasjera</text:p>
      <text:p text:style-name="Standard">3. Skasuj kasjera</text:p>
      <text:p text:style-name="Standard">4. Sprawdź stany magazynowe</text:p>
      <text:h text:style-name="Heading_20_1" text:outline-level="1">Zadanie 2.3</text:h>
      <text:h text:style-name="Heading_20_2" text:outline-level="2">S1. Logowanie</text:h>
      <text:h text:style-name="Heading_20_3" text:outline-level="3">S1.1 Opis</text:h>
      <text:p text:style-name="P2">Scenariusz przypadku użycia opisujący logowanie się do systemu</text:p>
      <text:h text:style-name="Heading_20_3" text:outline-level="3">S1.2 Aktorzy</text:h>
      <text:p text:style-name="P1">Dostawca, Klient, Kasjer, Administrator, Moderator, Właściciel sklepu</text:p>
      <text:h text:style-name="Heading_20_3" text:outline-level="3">S1.3 Warunki początkowe</text:h>
      <text:p text:style-name="P2">Osoba logująca się posiada konto w systemie</text:p>
      <text:h text:style-name="Heading_20_3" text:outline-level="3">S1.4 Warunki końcowe</text:h>
      <text:p text:style-name="P2">Osoba logująca się uzyskuje dostęp do funkcjonalności konta</text:p>
      <text:h text:style-name="Heading_20_3" text:outline-level="3">S1.5 Przebieg główny</text:h>
      <text:p text:style-name="P2">1. Osoba logująca się wprowadza dane logowania</text:p>
      <text:p text:style-name="P2">2. System sprawdza poprawność danych logowania</text:p>
      <text:p text:style-name="P2">3. System przyznaje dostęp do funkcjonalności konta</text:p>
      <text:h text:style-name="Heading_20_3" text:outline-level="3">S1.6 Przebiegi alternatywne</text:h>
      <text:p text:style-name="P2">PA.2. Osoba logująca się popełnia błąd przy wprowadzeniu danych</text:p>
      <text:p text:style-name="P2">PA.2.1 System wyświetla informacje o niepoprawnych danych logowania</text:p>
      <text:p text:style-name="P2">PA.2.2 Następuje powrót do 1 punktu przebiegu głównego.</text:p>
      <text:h text:style-name="Heading_20_3" text:outline-level="3"><text:soft-page-break/>S1.7 Sytuacje wyjątkowe</text:h>
      <text:p text:style-name="P5">SW.1 Osoba logująca się nie pamięta danych logowania</text:p>
      <text:p text:style-name="P5">Akcja: System umożliwia zresetowanie hasła</text:p>
      <text:h text:style-name="Heading_20_3" text:outline-level="3">S1.8 Wymagania niefunkcjonalne</text:h>
      <text:p text:style-name="P5">brak</text:p>
      <text:h text:style-name="Heading_20_3" text:outline-level="3">S1.9 Uwagi i pytania otwarte</text:h>
      <text:p text:style-name="P5">brak</text:p>
      <text:h text:style-name="Heading_20_2" text:outline-level="2">S2. Wybór adresu dostawy</text:h>
      <text:h text:style-name="Heading_20_3" text:outline-level="3">S<text:span text:style-name="T2">2</text:span>.1 Opis</text:h>
      <text:p text:style-name="P3">Scenariusz przypadku użycia opisujący <text:span text:style-name="T4">wybór adresu dostawy</text:span></text:p>
      <text:h text:style-name="Heading_20_3" text:outline-level="3">S<text:span text:style-name="T2">2</text:span>.2 Aktorzy</text:h>
      <text:p text:style-name="P6">Klient</text:p>
      <text:h text:style-name="Heading_20_3" text:outline-level="3">S<text:span text:style-name="T2">2</text:span>.3 Warunki początkowe</text:h>
      <text:p text:style-name="P7">Klient jest zalogowany w systemie</text:p>
      <text:h text:style-name="Heading_20_3" text:outline-level="3">S2.4 Warunki końcowe</text:h>
      <text:p text:style-name="P8">Klient wybrał adres dostawy</text:p>
      <text:h text:style-name="Heading_20_3" text:outline-level="3">S2.5 Przebieg główny</text:h>
      <text:p text:style-name="P8">1. Klient wyszukuje adres</text:p>
      <text:p text:style-name="P8">2. Klient wybiera adres</text:p>
      <text:p text:style-name="P8">3. System sprawdza poprawność adresu</text:p>
      <text:p text:style-name="P9">4. System zatwierdza wybrany adres</text:p>
      <text:h text:style-name="Heading_20_3" text:outline-level="3">S<text:span text:style-name="T2">2</text:span>.6 Przebiegi alternatywne</text:h>
      <text:p text:style-name="P8">PA.1. Klient chce zaznaczyć adres na mapie</text:p>
      <text:p text:style-name="P8">PA.1.1. <text:span text:style-name="T5">System wyświetla mapę</text:span></text:p>
      <text:p text:style-name="P9">PA.1.2. Klient wybiera miejsce na mapie</text:p>
      <text:p text:style-name="P9">PA.1.3. Przejście do 3 punktu przebiegu głównego</text:p>
      <text:p text:style-name="P10"><text:soft-page-break/>PA.3. Klient wprowadza zły adres</text:p>
      <text:p text:style-name="P10">PA.3.1. System wyświetla informację o błędnym adresie</text:p>
      <text:p text:style-name="P10">PA.3.2. Przejście do punktu 1 przebiegu głównego</text:p>
      <text:h text:style-name="Heading_20_3" text:outline-level="3">S<text:span text:style-name="T2">2</text:span>.7 Sytuacje wyjątkowe</text:h>
      <text:p text:style-name="P11">brak</text:p>
      <text:h text:style-name="Heading_20_3" text:outline-level="3">S<text:span text:style-name="T2">2</text:span>.8 Wymagania niefunkcjonalne</text:h>
      <text:p text:style-name="P5">brak</text:p>
      <text:h text:style-name="Heading_20_3" text:outline-level="3">S<text:span text:style-name="T3">2</text:span>.9 Uwagi i pytania otwarte</text:h>
      <text:p text:style-name="P12">Brak</text:p>
      <text:h text:style-name="Heading_20_2" text:outline-level="2">S3. <text:span text:style-name="T6">Sprawdzenie dostępnych produktów</text:span></text:h>
      <text:h text:style-name="P16" text:outline-level="3">S3.1 Opis</text:h>
      <text:p text:style-name="P4">Scenariusz przypadku użycia opisujący <text:span text:style-name="T7">wyświetlenie przez system produktów dostępnych dla wybranego adresu</text:span></text:p>
      <text:h text:style-name="P16" text:outline-level="3">S3.2 Aktorzy</text:h>
      <text:p text:style-name="P13">Klient</text:p>
      <text:h text:style-name="P16" text:outline-level="3">S3.3 Warunki początkowe</text:h>
      <text:p text:style-name="P13">Klient wybrał adres dostawy</text:p>
      <text:h text:style-name="P16" text:outline-level="3">S3.4 Warunki końcowe</text:h>
      <text:p text:style-name="P13">Wyświetlenie listy dostępnych produktów</text:p>
      <text:h text:style-name="P16" text:outline-level="3">S3.5 Przebieg główny</text:h>
      <text:p text:style-name="P13">1. System sprawdza dostępne prdukukty dla wybranego adresu</text:p>
      <text:p text:style-name="P13">2. System wyświetla listę dostępnych produktów</text:p>
      <text:h text:style-name="P16" text:outline-level="3">S3.6 Przebiegi alternatywne</text:h>
      <text:p text:style-name="P13">brak</text:p>
      <text:h text:style-name="P16" text:outline-level="3">S3.7 Sytuacje wyjątkowe</text:h>
      <text:p text:style-name="P14">SW.1. Dla danego adresu nie ma żadnych dostępnych produktów</text:p>
      <text:p text:style-name="P14"><text:soft-page-break/>Akcja: System prosi o ponowne wprowadzenie adresu</text:p>
      <text:h text:style-name="P16" text:outline-level="3">S3.8 Wymagania niefunkcjonalne</text:h>
      <text:p text:style-name="P15">Lista produktów musi być czytelna, zawierać miniaturki produktów i ceny </text:p>
      <text:h text:style-name="P16" text:outline-level="3">S3.9 Uwagi i pytania otwarte</text:h>
      <text:p text:style-name="P14">bra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 LibreOffice_project/b79626edf0065ac373bd1df5c28bd630b4424273</meta:generator>
    <dc:date>2021-11-24T15:23:11.172000000</dc:date>
    <meta:editing-duration>PT1H26M3S</meta:editing-duration>
    <meta:editing-cycles>22</meta:editing-cycles>
    <meta:print-date>2021-11-03T15:31:25.435000000</meta:print-date>
    <meta:document-statistic meta:table-count="0" meta:image-count="0" meta:object-count="0" meta:page-count="7" meta:paragraph-count="193" meta:word-count="1093" meta:character-count="7765" meta:non-whitespace-character-count="6869"/>
  </office:meta>
</office:document-meta>
</file>